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.49cm" style:rel-column-width="845*"/>
    </style:style>
    <style:style style:name="Tabla1.B" style:family="table-column">
      <style:table-column-properties style:column-width="14.099cm" style:rel-column-width="7993*"/>
    </style:style>
    <style:style style:name="Tabla1.C" style:family="table-column">
      <style:table-column-properties style:column-width="2cm" style:rel-column-width="1134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905cm" table:align="margins"/>
    </style:style>
    <style:style style:name="Tabla2.A" style:family="table-column">
      <style:table-column-properties style:column-width="6.398cm" style:rel-column-width="3627*"/>
    </style:style>
    <style:style style:name="Tabla2.B" style:family="table-column">
      <style:table-column-properties style:column-width="7.507cm" style:rel-column-width="4256*"/>
    </style:style>
    <style:style style:name="Tabla2.A1" style:family="table-cell">
      <style:table-cell-properties style:writing-mode="page"/>
    </style:style>
    <style:style style:name="Tabla2" style:family="table">
      <style:table-properties style:width="13.905cm" table:align="margins"/>
    </style:style>
    <style:style style:name="Tabla2.A" style:family="table-column">
      <style:table-column-properties style:column-width="6.398cm" style:rel-column-width="3627*"/>
    </style:style>
    <style:style style:name="Tabla2.B" style:family="table-column">
      <style:table-column-properties style:column-width="7.507cm" style:rel-column-width="4256*"/>
    </style:style>
    <style:style style:name="Tab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0e2a4e" officeooo:paragraph-rsid="000e2a4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2a4e" officeooo:paragraph-rsid="000e2a4e" style:font-weight-asian="bold" style:font-weight-complex="bold"/>
    </style:style>
    <style:style style:name="P3" style:family="paragraph" style:parent-style-name="Standard">
      <style:text-properties fo:font-weight="bold" officeooo:paragraph-rsid="0012f80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2f807" style:font-weight-asian="bold" style:font-weight-complex="bold"/>
    </style:style>
    <style:style style:name="P5" style:family="paragraph" style:parent-style-name="Standard">
      <style:text-properties officeooo:paragraph-rsid="0012f807"/>
    </style:style>
    <style:style style:name="P6" style:family="paragraph" style:parent-style-name="Table_20_Contents">
      <style:paragraph-properties fo:text-align="center" style:justify-single-word="false"/>
      <style:text-properties officeooo:rsid="000e2a4e" officeooo:paragraph-rsid="000e2a4e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e2a4e" officeooo:paragraph-rsid="000e2a4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05910" officeooo:paragraph-rsid="00105910"/>
    </style:style>
    <style:style style:name="P9" style:family="paragraph" style:parent-style-name="Table_20_Contents">
      <style:paragraph-properties fo:text-align="center" style:justify-single-word="false"/>
      <style:text-properties officeooo:rsid="0011392f" officeooo:paragraph-rsid="0011392f"/>
    </style:style>
    <style:style style:name="P10" style:family="paragraph" style:parent-style-name="Table_20_Contents">
      <style:paragraph-properties fo:text-align="center" style:justify-single-word="false"/>
      <style:text-properties officeooo:rsid="0012f807" officeooo:paragraph-rsid="0012f807"/>
    </style:style>
    <style:style style:name="P11" style:family="paragraph" style:parent-style-name="Table_20_Contents">
      <style:paragraph-properties fo:text-align="center" style:justify-single-word="false"/>
      <style:text-properties officeooo:rsid="001401d7" officeooo:paragraph-rsid="001401d7"/>
    </style:style>
    <style:style style:name="T1" style:family="text">
      <style:text-properties officeooo:rsid="000e2a4e"/>
    </style:style>
    <style:style style:name="T2" style:family="text">
      <style:text-properties officeooo:rsid="001401d7"/>
    </style:style>
    <style:style style:name="T3" style:family="text">
      <style:text-properties officeooo:rsid="0014cac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justes para la versión 4.4 de Factura Electrónica según Hacienda</text:h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913420563872">
          <table:table-cell table:style-name="Tabla1.A1" office:value-type="string">
            <text:p text:style-name="P2">ITEM</text:p>
          </table:table-cell>
          <table:table-cell table:style-name="Tabla1.A1" office:value-type="string">
            <text:p text:style-name="P2">DESCRIPCIÓN</text:p>
          </table:table-cell>
          <table:table-cell table:style-name="Tabla1.C1" office:value-type="string">
            <text:p text:style-name="P7">TIEMPO HORAS</text:p>
          </table:table-cell>
        </table:table-row>
        <table:table-row table:style-name="TableLine1913420563872">
          <table:table-cell table:style-name="Tabla1.A2" office:value-type="string">
            <text:p text:style-name="P1">1</text:p>
          </table:table-cell>
          <table:table-cell table:style-name="Tabla1.B4" office:value-type="string">
            <text:p text:style-name="Standard">Análisis <text:s text:c="5"/><text:span text:style-name="T1">LISTO</text:span></text:p>
          </table:table-cell>
          <table:table-cell table:style-name="Tabla1.C2" office:value-type="string">
            <text:p text:style-name="P6">3</text:p>
          </table:table-cell>
        </table:table-row>
        <table:table-row table:style-name="TableLine1913420563872">
          <table:table-cell table:style-name="Tabla1.A2" office:value-type="string">
            <text:p text:style-name="P6">2</text:p>
          </table:table-cell>
          <table:table-cell table:style-name="Tabla1.B4" office:value-type="string">
            <text:p text:style-name="Standard">Cédula o identificación YA ES DE 20. <text:s/>No hay cambios.</text:p>
          </table:table-cell>
          <table:table-cell table:style-name="Tabla1.C2" office:value-type="string">
            <text:p text:style-name="P6">0</text:p>
          </table:table-cell>
        </table:table-row>
        <table:table-row table:style-name="TableLine1913420563872">
          <table:table-cell table:style-name="Tabla1.A2" office:value-type="string">
            <text:p text:style-name="P6">3</text:p>
          </table:table-cell>
          <table:table-cell table:style-name="Tabla1.B4" office:value-type="string">
            <text:p text:style-name="Table_20_Contents">Tipo de i<text:span text:style-name="T3">Þ</text:span>ntificación.</text:p>
            <text:p text:style-name="Standard"><text:s text:c="3"/>Agregar la opción de "Proveedor no domiciliado" al combo de la pantalla </text:p>
            <text:p text:style-name="Standard"><text:s text:c="3"/>de mantenimiento de proveedores</text:p>
          </table:table-cell>
          <table:table-cell table:style-name="Tabla1.C2" office:value-type="string">
            <text:p text:style-name="P6">1</text:p>
          </table:table-cell>
        </table:table-row>
        <table:table-row table:style-name="TableLine1913420563872">
          <table:table-cell table:style-name="Tabla1.A2" office:value-type="string">
            <text:p text:style-name="P6">4</text:p>
          </table:table-cell>
          <table:table-cell table:style-name="Tabla1.B15" office:value-type="string">
            <text:p text:style-name="Table_20_Contents">Crear un nuevo catálogo para el tipo de registro fiscal con los siguientes valores:</text:p>
            <text:p text:style-name="P5"><text:s text:c="3"/></text:p>
            <table:table table:name="Tabla2" table:style-name="Tabla2">
              <table:table-column table:style-name="Tabla2.A"/>
              <table:table-column table:style-name="Tabla2.B"/>
              <table:table-row table:style-name="TableLine1913596823280">
                <table:table-cell table:style-name="Tabla2.A1" office:value-type="string">
                  <text:p text:style-name="P4">Código</text:p>
                </table:table-cell>
                <table:table-cell table:style-name="Tabla2.A1" office:value-type="string">
                  <text:p text:style-name="P3">Tipo de Registro Fiscal</text:p>
                </table:table-cell>
              </table:table-row>
              <table:table-row table:style-name="TableLine1913596823280">
                <table:table-cell table:style-name="Tabla2.A1" office:value-type="string">
                  <text:p text:style-name="P10">01</text:p>
                </table:table-cell>
                <table:table-cell table:style-name="Tabla2.A1" office:value-type="string">
                  <text:p text:style-name="Standard">Importador</text:p>
                </table:table-cell>
              </table:table-row>
              <table:table-row table:style-name="TableLine1913596823280">
                <table:table-cell table:style-name="Tabla2.A1" office:value-type="string">
                  <text:p text:style-name="P10">02</text:p>
                </table:table-cell>
                <table:table-cell table:style-name="Tabla2.A1" office:value-type="string">
                  <text:p text:style-name="Standard">Fabricante</text:p>
                </table:table-cell>
              </table:table-row>
              <table:table-row table:style-name="TableLine1913596823280">
                <table:table-cell table:style-name="Tabla2.A1" office:value-type="string">
                  <text:p text:style-name="P10">03</text:p>
                </table:table-cell>
                <table:table-cell table:style-name="Tabla2.A1" office:value-type="string">
                  <text:p text:style-name="Standard">Distribuidor o vendedor</text:p>
                </table:table-cell>
              </table:table-row>
              <table:table-row table:style-name="TableLine1913596823280">
                <table:table-cell table:style-name="Tabla2.A1" office:value-type="string">
                  <text:p text:style-name="P10">04</text:p>
                </table:table-cell>
                <table:table-cell table:style-name="Tabla2.A1" office:value-type="string">
                  <text:p text:style-name="Standard">Importador – Fabricante - Distribuidor</text:p>
                </table:table-cell>
              </table:table-row>
              <table:table-row table:style-name="TableLine1913596823280">
                <table:table-cell table:style-name="Tabla2.A1" office:value-type="string">
                  <text:p text:style-name="P10">05</text:p>
                </table:table-cell>
                <table:table-cell table:style-name="Tabla2.A1" office:value-type="string">
                  <text:p text:style-name="Standard">Importador - Fabricante</text:p>
                </table:table-cell>
              </table:table-row>
              <table:table-row table:style-name="TableLine1913596823280">
                <table:table-cell table:style-name="Tabla2.A1" office:value-type="string">
                  <text:p text:style-name="P10">06</text:p>
                </table:table-cell>
                <table:table-cell table:style-name="Tabla2.A1" office:value-type="string">
                  <text:p text:style-name="Standard">Importador - Distribuidor</text:p>
                </table:table-cell>
              </table:table-row>
              <table:table-row table:style-name="TableLine1913596823280">
                <table:table-cell table:style-name="Tabla2.A1" office:value-type="string">
                  <text:p text:style-name="P10">07</text:p>
                </table:table-cell>
                <table:table-cell table:style-name="Tabla2.A1" office:value-type="string">
                  <text:p text:style-name="Standard">Fabricante - Distribuidor</text:p>
                </table:table-cell>
              </table:table-row>
            </table:table>
            <text:p text:style-name="P5"/>
            <text:p text:style-name="Standard">Esto implica:</text:p>
            <text:p text:style-name="Standard"><text:s text:c="3"/>- una nueva pantalla de mantenimiento para el nuevo catálogo <text:s text:c="20"/>3 <text:span text:style-name="T2">h</text:span></text:p>
            <text:p text:style-name="Standard"><text:s text:c="3"/>- un nuevo campo en el maestro de artículos que relacione la nueva tabla. <text:s text:c="2"/>1 <text:span text:style-name="T2">h</text:span></text:p>
            <text:p text:style-name="Standard"><text:s text:c="3"/>- modificar la pantalla de mantenimiento de artículos. <text:s text:c="33"/>2 <text:span text:style-name="T2">h</text:span></text:p>
            <text:p text:style-name="Standard"><text:s text:c="3"/>- modificar la generación del xml para todos los documentos electrónicos: <text:s/>3 <text:span text:style-name="T2">h</text:span></text:p>
            <text:p text:style-name="Standard"><text:s text:c="5"/>- Factura</text:p>
            <text:p text:style-name="Standard"><text:s text:c="5"/>- Nota de crédito</text:p>
            <text:p text:style-name="Standard"><text:s text:c="5"/>- Tiquete electrónico</text:p>
            <text:p text:style-name="Standard"><text:s text:c="5"/>- Factura electrónica de compra</text:p>
            <text:p text:style-name="Standard"><text:s text:c="3"/>- Pruebas y depuración <text:s text:c="54"/>4 <text:span text:style-name="T2">h</text:span></text:p>
          </table:table-cell>
          <table:table-cell table:style-name="Tabla1.C2" office:value-type="string">
            <text:p text:style-name="P6">13</text:p>
          </table:table-cell>
        </table:table-row>
        <table:table-row table:style-name="TableLine1913420563872">
          <table:table-cell table:style-name="Tabla1.A2" office:value-type="string">
            <text:p text:style-name="P8">5</text:p>
          </table:table-cell>
          <table:table-cell table:style-name="Tabla1.B15" office:value-type="string">
            <text:p text:style-name="Standard">Plazo del crédito. <text:s/>No hay cambio, ya el sistema lo permite.</text:p>
          </table:table-cell>
          <table:table-cell table:style-name="Tabla1.C2" office:value-type="string">
            <text:p text:style-name="P9">0</text:p>
          </table:table-cell>
        </table:table-row>
        <table:table-row table:style-name="TableLine1913420563872">
          <table:table-cell table:style-name="Tabla1.A2" office:value-type="string">
            <text:p text:style-name="P11">6</text:p>
          </table:table-cell>
          <table:table-cell table:style-name="Tabla1.B15" office:value-type="string">
            <text:p text:style-name="Standard">Medios de pago. </text:p>
            <text:p text:style-name="Standard"><text:s text:c="3"/>Incluir: </text:p>
            <text:p text:style-name="Standard"><text:s text:c="3"/>- Recaudado por terceros y SINPE MOVIL en el combo de Formas de pago </text:p>
            <text:p text:style-name="Standard"><text:s text:c="5"/>en la pantalla de registro de facturas de venta. <text:s text:c="42"/>1 <text:span text:style-name="T2">h</text:span></text:p>
            <text:p text:style-name="Standard"><text:s text:c="3"/>- Modificar la lógica de la generación de los xmls para que incluya</text:p>
            <text:p text:style-name="Standard"><text:s text:c="5"/>estos valores según los códigos de Hacienda (05 y 06 respectivamente) <text:s text:c="3"/>2 <text:span text:style-name="T2">h</text:span></text:p>
          </table:table-cell>
          <table:table-cell table:style-name="Tabla1.C2" office:value-type="string">
            <text:p text:style-name="P11">3</text:p>
          </table:table-cell>
        </table:table-row>
        <table:table-row table:style-name="TableLine1913420563872">
          <table:table-cell table:style-name="Tabla1.A2" office:value-type="string">
            <text:p text:style-name="P11">7</text:p>
          </table:table-cell>
          <table:table-cell table:style-name="Tabla1.B15" office:value-type="string">
            <text:p text:style-name="Standard">Código de actividad económica.</text:p>
            <text:p text:style-name="Standard"><text:s text:c="4"/>- Se mueve del encabezado hacia el detalle de la factura y además cambia <text:s/><text:span text:style-name="T2">1 h</text:span></text:p>
            <text:p text:style-name="Standard"><text:s text:c="6"/>el nombre por CodigoActividadEmisor</text:p>
            <text:p text:style-name="Standard"><text:s text:c="4"/>- Incluir nuevo campo CodigoActividadReceptor en el detalle de la factura <text:s/>6 <text:span text:style-name="T2">h</text:span></text:p>
            <text:p text:style-name="Standard"><text:s text:c="6"/>Esto implica agregar ese campo también en la tabla de clientes y en la</text:p>
            <text:p text:style-name="Standard"><text:s text:c="6"/>pantalla de mantenimiento de clientes. <text:s/>Además de la lógica para la </text:p>
            <text:p text:style-name="Standard"><text:soft-page-break/><text:s text:c="6"/>generación de los xmls.</text:p>
          </table:table-cell>
          <table:table-cell table:style-name="Tabla1.C2" office:value-type="string">
            <text:p text:style-name="P11">7</text:p>
          </table:table-cell>
        </table:table-row>
        <table:table-row table:style-name="TableLine1913420563872">
          <table:table-cell table:style-name="Tabla1.A2" office:value-type="string">
            <text:p text:style-name="P11">8</text:p>
          </table:table-cell>
          <table:table-cell table:style-name="Tabla1.B15" office:value-type="string">
            <text:p text:style-name="Standard">NúmeroVIN: nuevo campo en la tabla de productos y en la generación de los <text:s text:c="3"/>xmls</text:p>
          </table:table-cell>
          <table:table-cell table:style-name="Tabla1.C2" office:value-type="string">
            <text:p text:style-name="P11">3</text:p>
          </table:table-cell>
        </table:table-row>
        <table:table-row table:style-name="TableLine1913420563872">
          <table:table-cell table:style-name="Tabla1.A2" office:value-type="string">
            <text:p text:style-name="P11">9</text:p>
          </table:table-cell>
          <table:table-cell table:style-name="Tabla1.B15" office:value-type="string">
            <text:p text:style-name="Standard">Clasificación de las Unidades de Medida. <text:s/>No se requiere cambio, el sis<text:span text:style-name="T2">t</text:span>ema ya lo contempla.</text:p>
          </table:table-cell>
          <table:table-cell table:style-name="Tabla1.C2" office:value-type="string">
            <text:p text:style-name="P11">0</text:p>
          </table:table-cell>
        </table:table-row>
        <table:table-row table:style-name="TableLine1913420563872">
          <table:table-cell table:style-name="Tabla1.A2" office:value-type="string">
            <text:p text:style-name="P11">10</text:p>
          </table:table-cell>
          <table:table-cell table:style-name="Tabla1.B15" office:value-type="string">
            <text:p text:style-name="Standard">Nodo de desagregación de productos. <text:s/>No se requiere cambio, por ahora. <text:s/>La Flor no tiene productos en combo.</text:p>
          </table:table-cell>
          <table:table-cell table:style-name="Tabla1.C2" office:value-type="string">
            <text:p text:style-name="P11">0</text:p>
          </table:table-cell>
        </table:table-row>
        <table:table-row table:style-name="TableLine1913420563872">
          <table:table-cell table:style-name="Tabla1.A2" office:value-type="string">
            <text:p text:style-name="P11">11</text:p>
          </table:table-cell>
          <table:table-cell table:style-name="Tabla1.B15" office:value-type="string">
            <text:p text:style-name="Standard">Impuestos.</text:p>
            <text:p text:style-name="Standard"><text:s text:c="4"/>- Actualizar la tabla de impuestos (tarifa_iva) según la Nota 8.1 </text:p>
          </table:table-cell>
          <table:table-cell table:style-name="Tabla1.C2" office:value-type="string">
            <text:p text:style-name="P11">1</text:p>
          </table:table-cell>
        </table:table-row>
        <table:table-row table:style-name="TableLine1913420563872">
          <table:table-cell table:style-name="Tabla1.A2" office:value-type="string">
            <text:p text:style-name="P11">12</text:p>
          </table:table-cell>
          <table:table-cell table:style-name="Tabla1.B15" office:value-type="string">
            <text:p text:style-name="Standard">RESUMEN DEL COMPROBANTE. Unidad de pago (moneda).</text:p>
            <text:p text:style-name="Standard"><text:s text:c="4"/>- Agregar todo el nodo CodigoTipoUnidaddePago a los xmls</text:p>
          </table:table-cell>
          <table:table-cell table:style-name="Tabla1.C2" office:value-type="string">
            <text:p text:style-name="P11">3</text:p>
          </table:table-cell>
        </table:table-row>
        <table:table-row table:style-name="TableLine1913420563872">
          <table:table-cell table:style-name="Tabla1.A2" office:value-type="string">
            <text:p text:style-name="P11">13</text:p>
          </table:table-cell>
          <table:table-cell table:style-name="Tabla1.B15" office:value-type="string">
            <text:p text:style-name="Standard">Regalías y bonificaciones. <text:s/>No se incluye por ahora.</text:p>
          </table:table-cell>
          <table:table-cell table:style-name="Tabla1.C2" office:value-type="string">
            <text:p text:style-name="P11">0</text:p>
          </table:table-cell>
        </table:table-row>
        <table:table-row table:style-name="TableLine1913420563872">
          <table:table-cell table:style-name="Tabla1.A2" office:value-type="string">
            <text:p text:style-name="P11"/>
          </table:table-cell>
          <table:table-cell table:style-name="Tabla1.B15" office:value-type="string">
            <text:p text:style-name="Standard"/>
          </table:table-cell>
          <table:table-cell table:style-name="Tabla1.C15" table:formula="ooow:sum&lt;C2:C14&gt;" office:value-type="float" office:value="34">
            <text:p text:style-name="P11">34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sco Garita Azofeifa</meta:initial-creator>
    <meta:creation-date>2021-10-02T19:52:46.865000000</meta:creation-date>
    <dc:date>2021-10-02T21:27:41.484000000</dc:date>
    <dc:creator>Bosco Garita Azofeifa</dc:creator>
    <meta:editing-duration>PT1H14M4S</meta:editing-duration>
    <meta:editing-cycles>7</meta:editing-cycles>
    <meta:generator>LibreOffice/7.1.4.2$Windows_X86_64 LibreOffice_project/a529a4fab45b75fefc5b6226684193eb000654f6</meta:generator>
    <meta:document-statistic meta:table-count="2" meta:image-count="0" meta:object-count="0" meta:page-count="2" meta:paragraph-count="86" meta:word-count="405" meta:character-count="2494" meta:non-whitespace-character-count="1892"/>
  </office:meta>
</office:document-meta>
</file>